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20fb1"/>
    </style:style>
    <style:style style:name="P2" style:family="paragraph" style:parent-style-name="Heading_20_1">
      <style:paragraph-properties fo:text-align="start" style:justify-single-word="false"/>
      <style:text-properties officeooo:rsid="00220fb1" officeooo:paragraph-rsid="00220fb1"/>
    </style:style>
    <style:style style:name="P3" style:family="paragraph" style:parent-style-name="Text_20_body">
      <style:paragraph-properties fo:text-align="start" style:justify-single-word="false"/>
      <style:text-properties officeooo:paragraph-rsid="00234001"/>
    </style:style>
    <style:style style:name="P4" style:family="paragraph" style:parent-style-name="Text_20_body">
      <style:paragraph-properties fo:text-align="start" style:justify-single-word="false"/>
      <style:text-properties officeooo:rsid="00234001" officeooo:paragraph-rsid="00234001"/>
    </style:style>
    <style:style style:name="T1" style:family="text">
      <style:text-properties officeooo:rsid="00220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’ll Follow You Into The Dark</text:h>
      <text:h text:style-name="Heading_20_2" text:outline-level="2">Am C <text:s/>F <text:s/>C <text:s/>G/B Am C <text:s/>G</text:h>
      <text:h text:style-name="Heading_20_2" text:outline-level="2">Am C <text:s/>E Am G <text:s/>F Fm C</text:h>
      <text:h text:style-name="Heading_20_2" text:outline-level="2">C <text:span text:style-name="T1">Am F C G</text:span></text:h>
      <text:h text:style-name="Heading_20_3" text:outline-level="3" text:is-list-header="true">Love of mine </text:h>
      <text:p text:style-name="P3">Someday you will die But I'll be</text:p>
      <text:p text:style-name="P1">close behind, I'll follow you into the dark</text:p>
      <text:p text:style-name="P1">No blinding light, Or tunnels to gates of white, Just our hands</text:p>
      <text:p text:style-name="P1">clasped so tight, Waiting for the hint of a spark</text:p>
      <text:p text:style-name="P1"/>
      <text:p text:style-name="P1">If heaven and hell decide That they both are satisfied</text:p>
      <text:p text:style-name="P1">Illuminate the "no′s" on their vacancy signs If</text:p>
      <text:p text:style-name="P1">there's no one beside you When your soul embarks</text:p>
      <text:p text:style-name="P1">Then I'll follow you into the dark</text:p>
      <text:h text:style-name="Heading_20_3" text:outline-level="3">In Catholic school, </text:h>
      <text:p text:style-name="P3">As vicious as Roman rule, I got my</text:p>
      <text:p text:style-name="P1">knuckles bruised, By a lady in black, And I</text:p>
      <text:p text:style-name="P1">held my tongue, As she told me, "Son, Fear is the</text:p>
      <text:p text:style-name="P1">heart of love", So I never went back</text:p>
      <text:h text:style-name="Heading_20_3" text:outline-level="3">You and me </text:h>
      <text:p text:style-name="P3">Have seen ever<text:span text:style-name="T1">y</text:span>thing to see, From Bangkok to</text:p>
      <text:p text:style-name="P1">Calgary, And the soles of your shoes, Are</text:p>
      <text:p text:style-name="P1">all worn down, The time for sleep is now, But it′s nothing to</text:p>
      <text:p text:style-name="P1">cry about, 'Cause we′ll hold each other soon</text:p>
      <text:h text:style-name="Heading_20_2" text:outline-level="2">Am <text:s text:c="16"/>F</text:h>
      <text:p text:style-name="P1">In the blackest of rooms</text:p>
      <text:p text:style-name="P4">If heaven and hell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28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0:41:47.921640811</meta:creation-date>
    <dc:title>SongSheet</dc:title>
    <meta:editing-cycles>3</meta:editing-cycles>
    <meta:generator>LibreOffice/7.6.4.1$MacOSX_AARCH64 LibreOffice_project/e19e193f88cd6c0525a17fb7a176ed8e6a3e2aa1</meta:generator>
    <meta:editing-duration>PT10M32S</meta:editing-duration>
    <dc:date>2025-04-14T18:13:24.765480337</dc:date>
    <meta:document-statistic meta:table-count="0" meta:image-count="0" meta:object-count="0" meta:page-count="1" meta:paragraph-count="26" meta:word-count="191" meta:character-count="913" meta:non-whitespace-character-count="723"/>
    <meta:template xlink:type="simple" xlink:actuate="onRequest" xlink:title="SongSheet" xlink:href="../../../../Library/Application%20Support/LibreOffice/4/user/template/SongSheet.ott" meta:date="2025-04-14T10:41:47.864207021"/>
  </office:meta>
</office:document-meta>
</file>